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1e6ed" officeooo:paragraph-rsid="0011e6ed"/>
    </style:style>
    <style:style style:name="P2" style:family="paragraph" style:parent-style-name="Standard">
      <style:text-properties officeooo:rsid="0011e6ed" officeooo:paragraph-rsid="00123021"/>
    </style:style>
    <style:style style:name="P3" style:family="paragraph" style:parent-style-name="Standard">
      <style:text-properties officeooo:rsid="0011e6ed" officeooo:paragraph-rsid="0013baf8"/>
    </style:style>
    <style:style style:name="P4" style:family="paragraph" style:parent-style-name="Standard">
      <style:text-properties officeooo:rsid="0011e6ed" officeooo:paragraph-rsid="0012ca45"/>
    </style:style>
    <style:style style:name="T1" style:family="text">
      <style:text-properties officeooo:rsid="00123021"/>
    </style:style>
    <style:style style:name="T2" style:family="text">
      <style:text-properties officeooo:rsid="0013baf8"/>
    </style:style>
    <style:style style:name="T3" style:family="text">
      <style:text-properties officeooo:rsid="0012ca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tłomiej Mamica 4tr2 06.02.2026</text:p>
      <text:p text:style-name="P1"/>
      <text:p text:style-name="P1">Temat 2: Człowiek w poszukiwaniu sensu życia.</text:p>
      <text:p text:style-name="P1"/>
      <text:p text:style-name="P1"><text:tab/><text:span text:style-name="T1">Człowiek poszukujący sęsu życia, to człowiek ,który stara się coś w swoim życiu zmienić. Sęs życia to jedna z najważnieszych rzeczy lub zainteresowań, jakie są w życiu. Każdy człowiek powinien mieć swój sęs życia, ponieważ bez tego nic w życiu nie osiągnie. Natomiast człowiek bez sęsu życia, nie będzie miał motywacji ani chęci do osiągnięcia czegokolwiek.</text:span></text:p>
      <text:p text:style-name="P2"><text:tab/>Człowiek szukający sęsu życia w Młodej Polsce to motyw który można zaobserwować w wielu dziełach literackich. Wiele osób stara się znaleść innowacyjny styl żucia, który nada mu sęsu. Niektórzy znajdują nowe zainteresowania, inni znajdują nowe prace. Są też tacy jak Pan Młody z książki “Wesele” <text:span text:style-name="T2">Stanisława Wyspiańskiego</text:span>, który <text:span text:style-name="T1">Znalazł sobie żonę z poza jego kręgu społecznego. Zrobił on to, ponieważ był zafascynowany trędem chłopomani. Pan Młody znalazł w swoim życiu coś czego do tąd z bliska nie znał, lecz chciał się więcej o tym dowiedzieć. </text:span></text:p>
      <text:p text:style-name="P3"><text:tab/><text:span text:style-name="T2">Sęs życia to nie tylko znajdowanie nowej żony czy pracy, to może być także chęć odzyskania niepodległości. Niektórzy ludzie bardziej cenią sobie niezależność niż inne rzeczy. Są oni w stanie poświęcić wiele aby utrzymać lub odzyskać na przykład nie podległość kraju, lub wolność słowa w mieście, wsi lub na skale światową. Przykład taki znajdusie się w książce “Rozdziobią nas kruki i Wrony” Stefana Żeromskiego. </text:span><text:span text:style-name="T3">Sęsem życia </text:span><text:span text:style-name="T2">Szymona Winrycha</text:span><text:span text:style-name="T3"> było odzyskanie niepodległości Narodu Polskiego. Główny bohater </text:span><text:span text:style-name="T2">transportował</text:span><text:span text:style-name="T3"> bro</text:span><text:span text:style-name="T2">ń</text:span><text:span text:style-name="T3"> do swoich </text:span><text:span text:style-name="T2">sprzymierzeńców</text:span><text:span text:style-name="T3"> aby przeprowadzić powstanie, i odzyskać niepodległość Polski. Niestety nie udaje się mu to, i zostaje on zamordowany w drodze </text:span><text:span text:style-name="T2">do Warszawy</text:span><text:span text:style-name="T3">.</text:span></text:p>
      <text:p text:style-name="P2"><text:tab/><text:span text:style-name="T1">Podsumowując, człowiek który ma jakiś cel w życiu, będzie człowiekiem </text:span><text:span text:style-name="T3">starającym się mierzyć wysoko w celach ustawionych przez siebie, a jeśli lus mu na to pozwoli będzie człowiekiem sukcesu. Pokazuje nam to Pan Młody z wesela, który za cel obrał sobie poznanie sposobu życia chłopów. Los pozwolił mu ożenić się z chłopką, dzięki czemu spełnił się jego sęs życia. </text:span></text:p>
      <text:p text:style-name="P2"/>
      <text:p text:style-name="P2"/>
      <text:p text:style-name="P2"/>
      <text:p text:style-name="P4">Konspekt:</text:p>
      <text:p text:style-name="P4"/>
      <text:p text:style-name="P4">Lektura Wesele, Pan młody jest zafascynowany chłopomanią i szuka żony oraz inspirującego życia w społeczności chłopskiej. </text:p>
      <text:p text:style-name="P4">Kontekst <text:span text:style-name="T3">r</text:span><text:span text:style-name="T1">ozdziobią nas kruki i wrony, powstaniec walczący o życie </text:span><text:span text:style-name="T3">narodu i Polaków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9:48:33.918434010</meta:creation-date>
    <dc:date>2026-02-06T10:31:27.764389883</dc:date>
    <meta:editing-duration>PT18M33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9" meta:word-count="342" meta:character-count="2254" meta:non-whitespace-character-count="1913"/>
  </office:meta>
</office:document-meta>
</file>